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Calibri Light1" svg:font-family="'Calibri Light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084cm" fo:min-width="16.01cm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126cm" fo:min-width="6.464cm" fo:padding-top="0.125cm" fo:padding-bottom="0.125cm" fo:padding-left="0.25cm" fo:padding-right="0.25cm" fo:wrap-option="wrap" draw:shadow="visible"/>
      <style:paragraph-properties style:writing-mode="lr-tb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037cm" fo:min-width="3.68cm" fo:padding-top="0.125cm" fo:padding-bottom="0.125cm" fo:padding-left="0.25cm" fo:padding-right="0.25cm" fo:wrap-option="wrap" draw:shadow="visible"/>
      <style:paragraph-properties style:writing-mode="lr-tb"/>
    </style:style>
    <style:style style:name="gr4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037cm" fo:min-width="3.782cm" fo:padding-top="0.125cm" fo:padding-bottom="0.125cm" fo:padding-left="0.25cm" fo:padding-right="0.25cm" fo:wrap-option="wrap" draw:shadow="visible"/>
      <style:paragraph-properties style:writing-mode="lr-tb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3.188cm" fo:min-width="8.272cm" fo:padding-top="0.125cm" fo:padding-bottom="0.125cm" fo:padding-left="0.25cm" fo:padding-right="0.25cm" fo:wrap-option="wrap" draw:shadow="visible"/>
      <style:paragraph-properties style:writing-mode="lr-tb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top" draw:auto-grow-height="false" draw:fit-to-size="false" style:shrink-to-fit="false" fo:min-height="3.188cm" fo:min-width="8.526cm" fo:padding-top="0.125cm" fo:padding-bottom="0.125cm" fo:padding-left="0.25cm" fo:padding-right="0.25cm" fo:wrap-option="wrap" draw:shadow="visib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0.1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2.444cm" fo:min-width="2.734cm"/>
      <style:paragraph-properties style:writing-mode="lr-tb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2.444cm" fo:min-width="2.734cm" draw:shadow="visible"/>
      <style:paragraph-properties style:writing-mode="lr-tb"/>
    </style:style>
    <style:style style:name="gr12" style:family="graphic" style:parent-style-name="standard">
      <style:graphic-properties draw:fill-color="#808080" draw:textarea-horizontal-align="justify" draw:textarea-vertical-align="middle" draw:auto-grow-height="false" fo:min-height="0.258cm" fo:min-width="6.168cm" draw:shadow="visib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.126cm" fo:min-width="6.464cm" fo:padding-top="0.125cm" fo:padding-bottom="0.125cm" fo:padding-left="0.25cm" fo:padding-right="0.25cm" fo:wrap-option="wrap" draw:shadow="hidden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808080"/>
      <style:paragraph-properties fo:text-align="center" style:writing-mode="lr-tb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style-name="gr1" draw:text-style-name="P1" draw:layer="layout" svg:width="16.51cm" svg:height="5.334cm" svg:x="13.97cm" svg:y="13.462cm">
          <text:p/>
          <draw:enhanced-geometry svg:viewBox="0 0 21600 21600" draw:type="rectangle" draw:enhanced-path="M 0 0 L 21600 0 21600 21600 0 21600 0 0 Z N"/>
        </draw:custom-shape>
        <draw:custom-shape draw:name="Rectangle: Rounded Corners 14_0" draw:style-name="gr2" draw:text-style-name="P3" draw:layer="layout" svg:width="7.112cm" svg:height="1.524cm" svg:x="15.494cm" svg:y="8.636cm">
          <text:p text:style-name="P2"><text:span text:style-name="T1">Decision Service Archiv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: Rounded Corners 14_1" draw:style-name="gr3" draw:text-style-name="P3" draw:layer="layout" svg:width="4.318cm" svg:height="1.425cm" svg:x="16.764cm" svg:y="0.508cm">
          <text:p text:style-name="P2"><text:span text:style-name="T1">ADS Desig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: Rounded Corners 14_2" draw:style-name="gr4" draw:text-style-name="P3" draw:layer="layout" svg:width="4.42cm" svg:height="1.425cm" svg:x="16.662cm" svg:y="4.572cm">
          <text:p text:style-name="P2"><text:span text:style-name="T1">ADS Proje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: Rounded Corners 14_3" draw:style-name="gr5" draw:text-style-name="P3" draw:layer="layout" svg:width="9.144cm" svg:height="3.81cm" svg:x="16.256cm" svg:y="13.97cm">
          <text:p text:style-name="P2"><text:span text:style-name="T1">ADS Micro Serv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: Rounded Corners 14_4" draw:style-name="gr6" draw:text-style-name="P3" draw:layer="layout" svg:width="9.398cm" svg:height="3.81cm" svg:x="16.51cm" svg:y="14.224cm">
          <text:p text:style-name="P4"><text:span text:style-name="T1">ADS Micro Serv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7" draw:text-style-name="P5" draw:layer="layout" svg:width="7.874cm" svg:height="1.27cm" svg:x="26.416cm" svg:y="13.462cm">
          <draw:text-box>
            <text:p>Kubernetes</text:p>
          </draw:text-box>
        </draw:frame>
        <draw:custom-shape draw:style-name="gr8" draw:text-style-name="P6" draw:layer="layout" svg:width="1.27cm" svg:height="1.778cm" svg:x="18.542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.27cm" svg:height="1.778cm" svg:x="18.542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8.636cm" svg:height="0.962cm" svg:x="20.32cm" svg:y="6.858cm">
          <draw:text-box>
            <text:p>Build DSA (Maven)</text:p>
          </draw:text-box>
        </draw:frame>
        <draw:custom-shape draw:style-name="gr8" draw:text-style-name="P6" draw:layer="layout" svg:width="1.27cm" svg:height="1.778cm" svg:x="18.542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9.652cm" svg:height="0.962cm" svg:x="20.32cm" svg:y="11.43cm">
          <draw:text-box>
            <text:p>Build micro-service</text:p>
          </draw:text-box>
        </draw:frame>
        <draw:custom-shape draw:style-name="gr10" draw:text-style-name="P8" draw:layer="layout" svg:width="4.572cm" svg:height="3.81cm" svg:x="1.524cm" svg:y="12.446cm">
          <text:p text:style-name="P7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4.572cm" svg:height="3.81cm" svg:x="1.525cm" svg:y="12.447cm">
          <text:p text:style-name="P7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4.572cm" svg:height="3.81cm" svg:x="2.031cm" svg:y="12.953cm">
          <text:p text:style-name="P7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4.572cm" svg:height="3.81cm" svg:x="2.032cm" svg:y="12.954cm">
          <text:p text:style-name="P7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7.62cm" svg:height="1.016cm" svg:x="7.874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9.398cm" svg:height="1.219cm" svg:x="8.382cm" svg:y="13.462cm">
          <draw:text-box>
            <text:p><text:span text:style-name="T2">Request decision execution</text:span></text:p>
            <text:p><text:span text:style-name="T2">(HTTP)</text:span></text:p>
          </draw:text-box>
        </draw:frame>
        <draw:custom-shape draw:name="Rectangle: Rounded Corners 14_5" draw:style-name="gr14" draw:text-style-name="P3" draw:layer="layout" svg:width="7.112cm" svg:height="1.524cm" svg:x="17.526cm" svg:y="15.748cm">
          <text:p text:style-name="P2"><text:span text:style-name="T1">Decision Service Archiv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frame draw:style-name="gr9" draw:text-style-name="P5" draw:layer="layout" svg:width="8.636cm" svg:height="0.962cm" svg:x="20.574cm" svg:y="2.848cm">
          <draw:text-box>
            <text:p>GIT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Calibri Light1" svg:font-family="'Calibri Light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2-06-16">6/16/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PowerPoint Presentation</dc:title>
    <meta:editing-cycles>79</meta:editing-cycles>
    <meta:creation-date>2022-05-19T15:33:16</meta:creation-date>
    <dc:date>2022-06-16T10:32:27.388315538</dc:date>
    <meta:editing-duration>PT52M35S</meta:editing-duration>
    <meta:generator>LibreOffice/6.4.7.2$Linux_X86_64 LibreOffice_project/40$Build-2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